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title">
      <style:graphic-properties fo:min-height="3.257cm"/>
    </style:style>
    <style:style style:name="pr8" style:family="presentation" style:parent-style-name="lyt-darkblue-outline1">
      <style:graphic-properties fo:min-height="13.61cm"/>
    </style:style>
    <style:style style:name="pr9" style:family="presentation" style:parent-style-name="lyt-darkblue-subtitle" style:list-style-name="L6">
      <style:graphic-properties draw:fill-color="#ffffff" draw:auto-grow-height="true" fo:min-height="13.716cm"/>
    </style:style>
    <style:style style:name="pr10" style:family="presentation" style:parent-style-name="lyt-darkblue-subtitle">
      <style:graphic-properties draw:fill-color="#ffffff" fo:min-height="13.465cm"/>
    </style:style>
    <style:style style:name="pr11" style:family="presentation" style:parent-style-name="lyt-darkblue-title">
      <style:graphic-properties draw:auto-grow-height="true" fo:min-height="3.508cm"/>
    </style:style>
    <style:style style:name="pr12" style:family="presentation" style:parent-style-name="lyt-darkblue-subtitle">
      <style:graphic-properties draw:fill-color="#ffffff" fo:min-height="14.743cm"/>
    </style:style>
    <style:style style:name="pr13" style:family="presentation" style:parent-style-name="lyt-darkblue-subtitle">
      <style:graphic-properties draw:fill-color="#ffffff" fo:min-height="13.61cm"/>
    </style:style>
    <style:style style:name="pr14" style:family="presentation" style:parent-style-name="lyt-darkblue-outline1">
      <style:graphic-properties draw:auto-grow-height="true" fo:min-height="13.861cm"/>
    </style:style>
    <style:style style:name="pr15" style:family="presentation" style:parent-style-name="lyt-darkblue-subtitle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9" style:family="paragraph">
      <style:paragraph-properties fo:text-align="start"/>
      <style:text-properties fo:font-family="'Courier New'" style:font-family-generic="modern" style:font-pitch="fixed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fo:font-family="'Courier New'" style:font-family-generic="modern" style:font-pitch="fixed" fo:font-size="28pt" style:font-size-asian="28pt" style:font-size-complex="28pt"/>
    </style:style>
    <style:style style:name="P14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New'" style:font-family-generic="modern" style:font-pitch="fixed" fo:font-size="28pt" style:font-size-asian="28pt" style:font-size-complex="28pt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style:style style:name="T4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 text:style-name="P1">Basics</text:p>
                  </text:list-item>
                  <text:list-item>
                    <text:p text:style-name="P1">Customizations</text:p>
                  </text:list-item>
                  <text:list-item>
                    <text:p text:style-name="P1">Interfaces</text:p>
                  </text:list-item>
                </text:list>
              </text:list-item>
              <text:list-item>
                <text:p>Plugins</text:p>
              </text:list-item>
              <text:list-item>
                <text:p>REST</text:p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Per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ustom Fields</text:p>
              </text:list-item>
              <text:list-item>
                <text:p text:style-name="P1">Templates</text:p>
              </text:list-item>
              <text:list-item>
                <text:p text:style-name="P1">Scripts</text:p>
              </text:list-item>
              <text:list-item>
                <text:p text:style-name="P1">Callbacks</text:p>
              </text:list-item>
              <text:list-item>
                <text:p text:style-name="P1">Overlay</text:p>
              </text:list-item>
              <text:list-item>
                <text:p text:style-name="P1">'local' directory</text:p>
              </text:list-item>
              <text:list-item>
                <text:p text:style-name="P1">Extensions (Plugins)</text:p>
              </text:list-item>
              <text:list-item>
                <text:p text:style-name="P1">http://wiki.bestpractical.com/view/CleanlyCustomize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Custom Fields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Configuration/Custom Fields</text:p>
              </text:list-item>
              <text:list-item>
                <text:p>Create</text:p>
              </text:list-item>
              <text:list-item>
                <text:p>Applies To</text:p>
              </text:list-item>
              <text:list-item>
                <text:p>Group Rights/UserRights</text:p>
                <text:list>
                  <text:list-item>
                    <text:p>AdminCustomFields</text:p>
                  </text:list-item>
                  <text:list-item>
                    <text:p>ModifyCustomFields</text:p>
                  </text:list-item>
                  <text:list-item>
                    <text:p>SeeCustomFields</text:p>
                  </text:list-item>
                </text:list>
              </text:list-item>
              <text:list-item>
                <text:p>Glob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  <text:list-item>
                <text:p>Configuration: Plug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>RTx::Tags</text:p>
                <text:list>
                  <text:list-item>
                    <text:p>Tag cloud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9" draw:text-style-name="P1" draw:layer="layout" svg:width="24.369cm" svg:height="13.716cm" svg:x="1.905cm" svg:y="5.407cm" presentation:class="subtitle" presentation:user-transformed="true">
          <draw:text-box>
            <text:p text:style-name="P4"><text:span text:style-name="T2">$ export RTHOME=/opt/rt3</text:span></text:p>
            <text:p text:style-name="P4"><text:span text:style-name="T2">$ perl Makefile.PL</text:span></text:p>
            <text:p text:style-name="P4"><text:span text:style-name="T2">$ make</text:span></text:p>
            <text:p text:style-name="P4"><text:span text:style-name="T2">$ make install</text:span></text:p>
            <text:p text:style-name="P4"><text:span text:style-name="T2"/></text:p>
            <text:p text:style-name="P4">/opt/rt3/etc/RT_SiteConfig.pm:</text:p>
            <text:p text:style-name="P4"/>
            <text:p text:style-name="P4"><text:span text:style-name="T2">Set(@MailPlugins, qw(Auth::MailFrom Filter::TakeAction));</text:span></text:p>
            <text:p text:style-name="P4"><text:span text:style-name="T2"/></text:p>
            <text:p text:style-name="P4"><text:span text:style-name="T2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s</text:p>
          </draw:text-box>
        </draw:frame>
        <draw:frame presentation:style-name="pr10" draw:text-style-name="P6" draw:layer="layout" svg:width="25.639cm" svg:height="13.465cm" svg:x="1.031cm" svg:y="5.585cm" presentation:class="subtitle" presentation:user-transformed="true">
          <draw:text-box>
            <text:p text:style-name="P5"><text:span text:style-name="T3">Set($HomepageComponents, [qw(QuickCreate Quicksearch </text:span><text:span text:style-name="T4">MyCalendar</text:span><text:span text:style-name="T3"> MyAdminQueues MySupportQueues MyReminders RefreshHomepage </text:span><text:span text:style-name="T4">TagCloud</text:span><text:span text:style-name="T3"> Dashboards)]);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x::Calendar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Calendar view for tickets</text:p>
                <text:list>
                  <text:list-item>
                    <text:p>Overview for homepage (MyCalendar)</text:p>
                  </text:list-item>
                  <text:list-item>
                    <text:p>Search results</text:p>
                  </text:list-item>
                </text:list>
              </text:list-item>
              <text:list-item>
                <text:p>Prerequisites</text:p>
                <text:list>
                  <text:list-item>
                    <text:p>Date::ICal</text:p>
                  </text:list-item>
                  <text:list-item>
                    <text:p>Data::ICal</text:p>
                  </text:list-item>
                  <text:list-item>
                    <text:p>DateTime::S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x::Tags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Tag Cloud for Tickets</text:p>
                <text:list>
                  <text:list-item>
                    <text:p>Simple search</text:p>
                  </text:list-item>
                  <text:list-item>
                    <text:p>Homepage (TagCloud in $HomepageComponents)</text:p>
                  </text:list-item>
                </text:list>
              </text:list-item>
              <text:list-item>
                <text:p>Requires <text:span text:style-name="T5">HTML::TagCloud</text:span></text:p>
              </text:list-item>
              <text:list-item>
                <text:p>Create Custom Field 'Tags'</text:p>
                <text:list>
                  <text:list-item>
                    <text:p>Enter one value</text:p>
                  </text:list-item>
                  <text:list-item>
                    <text:p>Applies to tickets</text:p>
                  </text:list-item>
                </text:list>
              </text:list-item>
              <text:list-item>
                <text:p>Current version: 0.25, released yesterday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x::EmailCompletion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Auto completion on email fields through Ajax</text:p>
              </text:list-item>
              <text:list-item>
                <text:p>LDAP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::Authen::ExternalAuth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Authenticate RT user against external data sources</text:p>
                <text:list>
                  <text:list-item>
                    <text:p>LDAP <text:s/>(Active Directory)</text:p>
                  </text:list-item>
                  <text:list-item>
                    <text:p>DBI</text:p>
                  </text:list-item>
                  <text:list-item>
                    <text:p>SSO with external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0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2" draw:text-style-name="P8" draw:layer="layout" svg:width="25.157cm" svg:height="14.743cm" svg:x="1.27cm" svg:y="4.445cm" presentation:class="subtitle" presentation:user-transformed="true">
          <draw:text-box>
            <text:p text:style-name="P7"><text:span text:style-name="T6"/></text:p>
            <text:p text:style-name="P7"><text:span text:style-name="T6">Set(@MailPlugins, qw(Auth::MailFrom Filter::TakeAction));</text:span></text:p>
            <text:p text:style-name="P7"><text:span text:style-name="T6"/></text:p>
            <text:p text:style-name="P7"><text:span text:style-name="T6">Set(@Plugins,(qw(RT::Extension::CommandByMail)))</text:span></text:p>
            <text:p text:style-name="P7"><text:span text:style-name="T6"/></text:p>
            <text:p text:style-name="P7"><text:span text:style-name="T6">Set($CommandByMailGroup, group_id);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::Extension::CommandByMail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Commands like email headers, but in the body</text:p>
              </text:list-item>
              <text:list-item>
                <text:p>No HTML</text:p>
              </text:list-item>
              <text:list-item>
                <text:p>No empty lin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0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3" draw:text-style-name="P9" draw:layer="layout" svg:width="24.369cm" svg:height="13.61cm" svg:x="2.058cm" svg:y="5.578cm" presentation:class="subtitle">
          <draw:text-box>
            <text:p text:style-name="P7"><text:span text:style-name="T5">Owner: racke</text:span></text:p>
            <text:p text:style-name="P7"><text:span text:style-name="T5">Priority: 10</text:span></text:p>
            <text:p text:style-name="P7"><text:span text:style-name="T5">CustomField.{Tags}: Plugins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 (using same permissions)</text:p>
                  </text:list-item>
                  <text:list-item>
                    <text:p text:style-name="P1">No RT installation required</text:p>
                  </text:list-item>
                  <text:list-item>
                    <text:p text:style-name="P1">Multiple instances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0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0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EST: Main object and login</text:p>
          </draw:text-box>
        </draw:frame>
        <draw:frame presentation:style-name="pr13" draw:text-style-name="P11" draw:layer="layout" svg:width="24.369cm" svg:height="13.61cm" svg:x="2.058cm" svg:y="5.578cm" presentation:class="subtitle">
          <draw:text-box>
            <text:p text:style-name="P7"><text:span text:style-name="T3">$rt = new RT::Client::REST(server =&gt; </text:span><text:span text:style-name="T3"><text:tab/></text:span><text:span text:style-name="T3"> 'support.linuxia.de');</text:span></text:p>
            <text:p text:style-name="P7"><text:span text:style-name="T3"/></text:p>
            <text:p text:style-name="P7"><text:span text:style-name="T3">$rt-&gt;login(username =&gt; 'lisbon',</text:span></text:p>
            <text:p text:style-name="P7"><text:span text:style-name="T3"><text:tab/></text:span><text:span text:style-name="T3">password =&gt;lisbon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1.009cm" presentation:class="title" presentation:user-transformed="true">
          <draw:text-box>
            <text:p>RT::Client::REST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Modules for the RT objects</text:p>
                <text:list>
                  <text:list-item>
                    <text:p>RT::Client::REST::Object (base class)</text:p>
                  </text:list-item>
                  <text:list-item>
                    <text:p>RT::Client::REST::Queue (queue)</text:p>
                  </text:list-item>
                  <text:list-item>
                    <text:p>RT::Client::REST::Ticket (ticket)</text:p>
                  </text:list-item>
                  <text:list-item>
                    <text:p>RT::Client::REST::Transaction (transaction)</text:p>
                  </text:list-item>
                  <text:list-item>
                    <text:p>RT::Client::REST::Attachment (attachment)</text:p>
                  </text:list-item>
                  <text:list-item>
                    <text:p>RT::Client::REST::User (user)</text:p>
                  </text:list-item>
                  <text:list-item>
                    <text:p>RT::Client::REST::SearchResult (l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T::Client::REST::Queue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  <text:list>
                      <text:list-item>
                        <text:p>AdminQueue</text:p>
                      </text:list-item>
                    </text:list>
                  </text:list-item>
                  <text:list-item>
                    <text:p>Tickets (except status “deleted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3T0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Creating a Queue</text:p>
          </draw:text-box>
        </draw:frame>
        <draw:frame presentation:style-name="pr13" draw:text-style-name="P13" draw:layer="layout" svg:width="24.369cm" svg:height="13.61cm" svg:x="1.905cm" svg:y="3.81cm" presentation:class="subtitle" presentation:user-transformed="true">
          <draw:text-box>
            <text:p text:style-name="P13"><text:span text:style-name="T7"/></text:p>
            <text:p text:style-name="P13"><text:span text:style-name="T7">$queue = new RT::Client::REST::Queue (</text:span></text:p>
            <text:p text:style-name="P13"><text:span text:style-name="T7"><text:tab/></text:span><text:span text:style-name="T7">rt =&gt; $rt,</text:span></text:p>
            <text:p text:style-name="P13"><text:span text:style-name="T7"><text:tab/></text:span><text:span text:style-name="T7">name =&gt; 'YAPC::EU::2009',</text:span></text:p>
            <text:p text:style-name="P13"><text:span text:style-name="T7"><text:tab/></text:span><text:span text:style-name="T7">description =&gt; 'Yet Another Perl 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 Conference Europe');</text:span></text:p>
            <text:p text:style-name="P13"><text:span text:style-name="T7"/></text:p>
            <text:p text:style-name="P13"><text:span text:style-name="T7">$queue-&gt;store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T::Client::REST::Ticket</text:p>
          </draw:text-box>
        </draw:frame>
        <draw:frame presentation:style-name="pr14" draw:layer="layout" svg:width="24.369cm" svg:height="13.8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</text:list-item>
                  <text:list-item>
                    <text:p>Comment</text:p>
                  </text:list-item>
                  <text:list-item>
                    <text:p>Correspond</text:p>
                  </text:list-item>
                  <text:list-item>
                    <text:p>Attachments</text:p>
                  </text:list-item>
                  <text:list-item>
                    <text:p>Transactions</text:p>
                  </text:list-item>
                  <text:list-item>
                    <text:p>Take, Untake, St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3T0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Creating a Ticket</text:p>
          </draw:text-box>
        </draw:frame>
        <draw:frame presentation:style-name="pr13" draw:layer="layout" svg:width="24.369cm" svg:height="17.557cm" svg:x="2.058cm" svg:y="3.605cm" presentation:class="subtitle" presentation:user-transformed="true">
          <draw:text-box>
            <text:p># create ticket</text:p>
            <text:p>$ticket = new RT::Client::REST::Ticket(rt =&gt; $rt,</text:p>
            <text:p><text:tab/><text:tab/><text:tab/><text:tab/><text:tab/><text:tab/><text:tab/><text:tab/><text:tab/> <text:s text:c="2"/>queue =&gt; 'YAPC::EU::2009',</text:p>
            <text:p><text:tab/><text:tab/><text:tab/><text:tab/><text:tab/><text:tab/><text:tab/><text:tab/><text:tab/> <text:s text:c="2"/>subject =&gt; 'YAPC::EU::2009'</text:p>
            <text:p>);</text:p>
            <text:p/>
            <text:p># store ticket</text:p>
            <text:p>$ticket-&gt;store(text =&gt; 'Hello Oslo!');</text:p>
            <text:p/>
            <text:p># get ticket number</text:p>
            <text:p>$id = $ticket-&gt;id();</text:p>
            <text:p/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0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EST: Custom Fields</text:p>
          </draw:text-box>
        </draw:frame>
        <draw:frame presentation:style-name="pr15" draw:text-style-name="P14" draw:layer="layout" svg:width="24.369cm" svg:height="13.861cm" svg:x="2.058cm" svg:y="5.453cm" presentation:class="subtitle">
          <draw:text-box>
            <text:list text:style-name="L4">
              <text:list-header>
                <text:p text:style-name="P14"><text:span text:style-name="T2">$ticket = new </text:span><text:span text:style-name="T2"><text:tab/></text:span><text:span text:style-name="T2"><text:tab/></text:span><text:span text:style-name="T2"><text:tab/></text:span><text:span text:style-name="T2">RT::Client::REST::Ticket(%parms);</text:span></text:p>
                <text:p text:style-name="P14"><text:span text:style-name="T2"/></text:p>
                <text:p text:style-name="P14"><text:span text:style-name="T2">$ticket-&gt;cf('Tags',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2">'RT REST Mason Jifty');</text:span></text:p>
                                <text:p text:style-name="P14"><text:span text:style-name="T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4"><text:span text:style-name="T2">$ticket-&gt;store();</text:span></text:p>
              </text:list-header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EST: Custom Fields Caveats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header>
                <text:p/>
              </text:list-header>
              <text:list-item>
                <text:p>Permission for modifying custom fields:</text:p>
                <text:list>
                  <text:list-header>
                    <text:p>ModifyCustomField (Configuration / Custom Fields)</text:p>
                  </text:list-header>
                </text:list>
                <text:p/>
              </text:list-item>
              <text:list-item>
                <text:p>No failure on missing permiss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11" draw:layer="layout" svg:width="23.912cm" svg:height="3.508cm" svg:x="2.058cm" svg:y="0.784cm" presentation:class="title">
          <draw:text-box>
            <text:p>REST: Restrictions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Can't search users</text:p>
              </text:list-item>
              <text:list-item>
                <text:p>Can't search queu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EST: Application</text:p>
          </draw:text-box>
        </draw:frame>
        <draw:frame presentation:style-name="pr8" draw:layer="layout" svg:width="24.369cm" svg:height="13.61cm" svg:x="2.058cm" svg:y="5.453cm" presentation:class="outline">
          <draw:text-box>
            <text:list text:style-name="L3">
              <text:list-item>
                <text:p>Download Calendar File</text:p>
              </text:list-item>
              <text:list-item>
                <text:p>Create Ticket for each Talk</text:p>
                <text:list>
                  <text:list-item>
                    <text:p>Start, Due Date</text:p>
                  </text:list-item>
                  <text:list-item>
                    <text:p>Talk URL (Custom Field)</text:p>
                  </text:list-item>
                </text:list>
              </text:list-item>
              <text:list-item>
                <text:p>Extract Tags from Webpag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</text:list-item>
              <text:list-item>
                <text:p text:style-name="P1">TicketSQL extended as tisql</text:p>
                <text:list>
                  <text:list-item>
                    <text:p text:style-name="P1"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 text:style-name="P1"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 text:style-name="P1">DateTime suite</text:p>
                  </text:list-item>
                </text:list>
              </text:list-item>
              <text:list-item>
                <text:p>Status</text:p>
                <text:list>
                  <text:list-item>
                    <text:p>Different set of status for different que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7" draw:layer="layout" svg:width="23.912cm" svg:height="3.257cm" svg:x="2.058cm" svg:y="0.909cm" presentation:class="title">
          <draw:text-box>
            <text:p>Running RT4<text:tab/></text:p>
          </draw:text-box>
        </draw:frame>
        <draw:frame presentation:style-name="pr8" draw:layer="layout" svg:width="24.369cm" svg:height="14.854cm" svg:x="1.905cm" svg:y="4.445cm" presentation:class="outline" presentation:user-transformed="true">
          <draw:text-box>
            <text:list text:style-name="L3">
              <text:list-item>
                <text:p>Prerequisites</text:p>
                <text:list>
                  <text:list-item>
                    <text:p>Jifty (0.90701)</text:p>
                  </text:list-item>
                  <text:list-item>
                    <text:p>Jifty DBI (SVN)</text:p>
                  </text:list-item>
                  <text:list-item>
                    <text:p>Lorzy (SVN)</text:p>
                  </text:list-item>
                </text:list>
              </text:list-item>
              <text:list-item>
                <text:p>Sources</text:p>
                <text:list>
                  <text:list-item>
                    <text:p>git clone git://github.com/bestpractical/rt.git</text:p>
                  </text:list-item>
                  <text:list-item>
                    <text:p>git checkout 3.999-trunk</text:p>
                  </text:list-item>
                </text:list>
              </text:list-item>
              <text:list-item>
                <text:p>Running</text:p>
                <text:list>
                  <text:list-item>
                    <text:p>jifty server</text:p>
                  </text:list-item>
                  <text:list-item>
                    <text:p>web based setup</text:p>
                  </text:list-item>
                </text:list>
              </text:list-item>
              <text:list-item>
                <text:p>Installation</text:p>
                <text:list>
                  <text:list-item>
                    <text:p>No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8-05T07:05:21</dc:date>
    <meta:editing-cycles>191</meta:editing-cycles>
    <meta:editing-duration>PT173H24M33S</meta:editing-duration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